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808080" draw:textarea-horizontal-align="left" draw:auto-grow-height="true" draw:auto-grow-width="false" fo:min-height="1.221cm" fo:min-width="0.839cm"/>
    </style:style>
    <style:style style:name="gr6" style:family="graphic" style:parent-style-name="standard">
      <style:graphic-properties draw:stroke="none" svg:stroke-color="#000000" draw:fill="none" draw:fill-color="#808080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1cm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9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1cm" fo:min-width="3.388cm"/>
    </style:style>
    <style:style style:name="gr13" style:family="graphic" style:parent-style-name="objectwithoutfill">
      <style:graphic-properties draw:stroke="dash" draw:stroke-dash="Line_20_Style_20_2" svg:stroke-width="0.203cm" svg:stroke-color="#0000ff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14" style:family="graphic" style:parent-style-name="standard">
      <style:graphic-properties draw:stroke="none" draw:fill="none" fo:min-height="2.135cm"/>
    </style:style>
    <style:style style:name="gr15" style:family="graphic" style:parent-style-name="standard">
      <style:graphic-properties draw:stroke="dash" draw:stroke-dash="Ultrafine_20_Dashed"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Symmetric_20_Arrow" draw:marker-start-width="0.381cm" draw:marker-end="Symmetric_20_Arrow" draw:marker-end-width="0.381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3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cm" fo:min-width="0.74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.741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end"/>
      <style:text-properties fo:color="#008000"/>
    </style:style>
    <style:style style:name="P4" style:family="paragraph">
      <style:paragraph-properties fo:text-align="end"/>
      <style:text-properties fo:color="#0000ff" fo:font-size="14pt" style:font-size-asian="14pt" style:font-size-complex="14pt"/>
    </style:style>
    <style:style style:name="P5" style:family="paragraph">
      <style:text-properties fo:color="#ff0000"/>
    </style:style>
    <style:style style:name="P6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P7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color="#000000" fo:font-size="18pt" fo:font-weight="bold" style:font-size-asian="18pt" style:font-weight-asian="bold" style:font-size-complex="18pt" style:font-weight-complex="bold"/>
    </style:style>
    <style:style style:name="P10" style:family="paragraph"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'Liberation Sans'" style:font-style-name="Regular" style:font-family-generic="swiss"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4" style:family="text">
      <style:text-properties fo:color="#008000"/>
    </style:style>
    <style:style style:name="T5" style:family="text">
      <style:text-properties fo:color="#0000ff" fo:font-size="14pt" style:font-size-asian="14pt" style:font-size-complex="14pt"/>
    </style:style>
    <style:style style:name="T6" style:family="text">
      <style:text-properties fo:color="#ff0000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0000" style:text-position="-33% 58%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family="'Liberation Sans'" style:font-style-name="Regular" style:font-family-generic="swiss" fo:font-size="14pt" fo:font-weight="bold" style:font-family-asian="'Liberation Sans'" style:font-style-name-asian="Regular" style:font-family-generic-asian="swiss" style:font-size-asian="14pt" style:font-weight-asian="bold" style:font-family-complex="'Liberation Sans'" style:font-style-name-complex="Regular" style:font-family-generic-complex="swiss" style:font-size-complex="14pt" style:font-weight-complex="bold"/>
    </style:style>
    <style:style style:name="T13" style:family="text">
      <style:text-properties fo:color="#0000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54cm" svg:height="1.554cm" svg:x="14.777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54cm" svg:height="1.554cm" svg:x="13.637cm" svg:y="9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53cm" svg:height="1.554cm" svg:x="16.0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54cm" svg:height="1.554cm" svg:x="17.596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54cm" svg:height="1.554cm" svg:x="12.183cm" svg:y="9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2.048cm" svg:height="6.096cm" svg:x="10.356cm" svg:y="2.26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29cm" svg:height="0.962cm" svg:x="10.188cm" svg:y="7.398cm">
          <draw:text-box>
            <text:p>(0,0,0) grid origin</text:p>
          </draw:text-box>
        </draw:frame>
        <draw:line draw:style-name="gr4" draw:text-style-name="P1" draw:layer="layout" svg:x1="21.216cm" svg:y1="8.36cm" svg:x2="9.786cm" svg:y2="8.36cm">
          <text:p/>
        </draw:line>
        <draw:frame draw:style-name="gr3" draw:layer="layout" svg:width="2.496cm" svg:height="0.962cm" svg:x="7.406cm" svg:y="7.86cm">
          <draw:text-box>
            <text:p>z=0.0<text:span text:style-name="T1">Å</text:span></text:p>
          </draw:text-box>
        </draw:frame>
        <draw:line draw:style-name="gr4" draw:text-style-name="P1" draw:layer="layout" svg:x1="10.386cm" svg:y1="0.486cm" svg:x2="10.386cm" svg:y2="11.16cm">
          <text:p/>
        </draw:line>
        <draw:line draw:style-name="gr4" draw:text-style-name="P1" draw:layer="layout" svg:x1="21.332cm" svg:y1="9.892cm" svg:x2="9.902cm" svg:y2="9.892cm">
          <text:p/>
        </draw:line>
        <draw:frame draw:style-name="gr5" draw:layer="layout" svg:width="1.339cm" svg:height="1.471cm" svg:x="15.164cm" svg:y="9.383cm">
          <draw:text-box>
            <text:p>+</text:p>
          </draw:text-box>
        </draw:frame>
        <draw:frame draw:style-name="gr3" draw:layer="layout" svg:width="2.707cm" svg:height="0.962cm" svg:x="7.268cm" svg:y="9.338cm">
          <draw:text-box>
            <text:p>z=-1.0<text:span text:style-name="T1">Å</text:span></text:p>
          </draw:text-box>
        </draw:frame>
        <draw:frame draw:style-name="gr3" draw:text-style-name="P2" draw:layer="layout" svg:width="6.611cm" svg:height="2.132cm" svg:x="19.107cm" svg:y="9.846cm">
          <draw:text-box>
            <text:p text:style-name="P2"><text:span text:style-name="T2">center of top-most atom </text:span></text:p>
            <text:p text:style-name="P2"><text:span text:style-name="T2">of substrate shifted to </text:span></text:p>
            <text:p text:style-name="P2"><text:span text:style-name="T2">z = -1.0</text:span><text:span text:style-name="T3">Å</text:span></text:p>
          </draw:text-box>
        </draw:frame>
        <draw:custom-shape draw:style-name="gr1" draw:text-style-name="P1" draw:layer="layout" svg:width="1.016cm" svg:height="1.016cm" svg:x="14.536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0.875cm" svg:height="0.962cm" svg:x="14.663cm" svg:y="0.965cm">
          <draw:text-box>
            <text:p>+</text:p>
          </draw:text-box>
        </draw:frame>
        <draw:frame draw:style-name="gr6" draw:layer="layout" svg:width="0.875cm" svg:height="0.962cm" svg:x="14.664cm" svg:y="0.965cm">
          <draw:text-box>
            <text:p>+</text:p>
          </draw:text-box>
        </draw:frame>
        <draw:custom-shape draw:style-name="gr1" draw:text-style-name="P1" draw:layer="layout" svg:width="1.016cm" svg:height="1.016cm" svg:x="15.29cm" svg:y="3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5.076cm" svg:y1="1.468cm" svg:x2="15.795cm" svg:y2="3.613cm">
          <text:p/>
        </draw:line>
        <draw:frame draw:style-name="gr3" draw:layer="layout" svg:width="2.754cm" svg:height="0.962cm" svg:x="15.287cm" svg:y="2.127cm">
          <draw:text-box>
            <text:p>r0Probe</text:p>
          </draw:text-box>
        </draw:frame>
        <draw:frame draw:style-name="gr3" draw:layer="layout" svg:width="1.171cm" svg:height="0.962cm" svg:x="15.799cm" svg:y="0.934cm">
          <draw:text-box>
            <text:p>tip</text:p>
          </draw:text-box>
        </draw:frame>
        <draw:frame draw:style-name="gr8" draw:layer="layout" svg:width="1.349cm" svg:height="0.962cm" svg:x="16.042cm" svg:y="3.468cm">
          <draw:text-box>
            <text:p>PP</text:p>
          </draw:text-box>
        </draw:frame>
        <draw:custom-shape draw:style-name="gr9" draw:text-style-name="P1" draw:layer="layout" svg:width="1.016cm" svg:height="1.016cm" svg:x="14.534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0.875cm" svg:height="0.962cm" svg:x="14.661cm" svg:y="4.686cm">
          <draw:text-box>
            <text:p>+</text:p>
          </draw:text-box>
        </draw:frame>
        <draw:frame draw:style-name="gr6" draw:layer="layout" svg:width="0.875cm" svg:height="0.962cm" svg:x="14.662cm" svg:y="4.686cm">
          <draw:text-box>
            <text:p>+</text:p>
          </draw:text-box>
        </draw:frame>
        <draw:custom-shape draw:style-name="gr9" draw:text-style-name="P1" draw:layer="layout" svg:width="1.016cm" svg:height="1.016cm" svg:x="15.288cm" svg:y="6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5.074cm" svg:y1="5.189cm" svg:x2="15.892cm" svg:y2="7.341cm">
          <text:p/>
        </draw:line>
        <draw:frame draw:style-name="gr3" draw:layer="layout" svg:width="2.754cm" svg:height="0.962cm" svg:x="15.222cm" svg:y="5.678cm">
          <draw:text-box>
            <text:p>r0Probe</text:p>
          </draw:text-box>
        </draw:frame>
        <draw:frame draw:style-name="gr10" draw:layer="layout" svg:width="1.171cm" svg:height="0.962cm" svg:x="15.51cm" svg:y="4.599cm">
          <draw:text-box>
            <text:p>tip</text:p>
          </draw:text-box>
        </draw:frame>
        <draw:frame draw:style-name="gr11" draw:layer="layout" svg:width="1.349cm" svg:height="1.038cm" svg:x="16.104cm" svg:y="7.123cm">
          <draw:text-box>
            <text:p>PP</text:p>
          </draw:text-box>
        </draw:frame>
        <draw:line draw:style-name="gr4" draw:text-style-name="P1" draw:layer="layout" svg:x1="15.176cm" svg:y1="1.468cm" svg:x2="10.106cm" svg:y2="1.507cm">
          <text:p/>
        </draw:line>
        <draw:line draw:style-name="gr4" draw:text-style-name="P1" draw:layer="layout" svg:x1="15.069cm" svg:y1="5.147cm" svg:x2="10.177cm" svg:y2="5.117cm">
          <text:p/>
        </draw:line>
        <draw:line draw:style-name="gr4" draw:text-style-name="P1" draw:layer="layout" svg:x1="15.708cm" svg:y1="3.565cm" svg:x2="10.082cm" svg:y2="3.613cm">
          <text:p/>
        </draw:line>
        <draw:frame draw:style-name="gr3" draw:layer="layout" svg:width="2.86cm" svg:height="0.962cm" svg:x="7.327cm" svg:y="4.557cm">
          <draw:text-box>
            <text:p>scanMin</text:p>
          </draw:text-box>
        </draw:frame>
        <draw:frame draw:style-name="gr3" draw:layer="layout" svg:width="6.336cm" svg:height="0.962cm" svg:x="3.779cm" svg:y="6.67cm">
          <draw:text-box>
            <text:p>scanMin + r0Probe.z</text:p>
          </draw:text-box>
        </draw:frame>
        <draw:line draw:style-name="gr4" draw:text-style-name="P1" draw:layer="layout" svg:x1="15.94cm" svg:y1="7.293cm" svg:x2="10.13cm" svg:y2="7.341cm">
          <text:p/>
        </draw:line>
        <draw:frame draw:style-name="gr3" draw:layer="layout" svg:width="3.038cm" svg:height="0.962cm" svg:x="7.187cm" svg:y="0.874cm">
          <draw:text-box>
            <text:p>scanMax</text:p>
          </draw:text-box>
        </draw:frame>
        <draw:frame draw:style-name="gr3" draw:layer="layout" svg:width="6.513cm" svg:height="0.962cm" svg:x="3.814cm" svg:y="3.063cm">
          <draw:text-box>
            <text:p>scanMax + r0Probe.z</text:p>
          </draw:text-box>
        </draw:frame>
        <draw:frame draw:style-name="gr3" draw:text-style-name="P3" draw:layer="layout" svg:width="2.894cm" svg:height="2.384cm" svg:x="19.527cm" svg:y="2.3cm">
          <draw:text-box>
            <text:p text:style-name="P3"><text:span text:style-name="T4">sampled</text:span></text:p>
            <text:p text:style-name="P3"><text:span text:style-name="T4">potential</text:span></text:p>
            <text:p text:style-name="P3"><text:span text:style-name="T4">grid</text:span></text:p>
          </draw:text-box>
        </draw:frame>
        <draw:line draw:style-name="gr4" draw:text-style-name="P1" draw:layer="layout" svg:x1="10.542cm" svg:y1="2.264cm" svg:x2="9.924cm" svg:y2="2.274cm">
          <text:p/>
        </draw:line>
        <draw:frame draw:style-name="gr12" draw:layer="layout" svg:width="3.888cm" svg:height="1.471cm" svg:x="14.514cm" svg:y="11.172cm">
          <draw:text-box>
            <text:p>sample</text:p>
          </draw:text-box>
        </draw:frame>
        <draw:frame draw:style-name="gr3" draw:text-style-name="P2" draw:layer="layout" svg:width="13.295cm" svg:height="0.878cm" svg:x="10.454cm" svg:y="8.393cm">
          <draw:text-box>
            <text:p text:style-name="P2"><text:span text:style-name="T2">this region not sampled, there is too large repulsion</text:span></text:p>
          </draw:text-box>
        </draw:frame>
        <draw:line draw:style-name="gr13" draw:text-style-name="P1" draw:layer="layout" svg:x1="15.066cm" svg:y1="1.434cm" svg:x2="15.117cm" svg:y2="5.189cm">
          <text:p/>
        </draw:line>
        <draw:frame draw:style-name="gr14" draw:text-style-name="P4" draw:layer="layout" svg:width="3.262cm" svg:height="2.385cm" svg:x="11.638cm" svg:y="1.662cm">
          <draw:text-box>
            <text:p text:style-name="P4"><text:span text:style-name="T5">one</text:span></text:p>
            <text:p text:style-name="P4"><text:span text:style-name="T5">approach stroke</text:span></text:p>
          </draw:text-box>
        </draw:frame>
        <draw:frame draw:style-name="gr3" draw:layer="layout" svg:width="2.788cm" svg:height="0.962cm" svg:x="22.369cm" svg:y="1.343cm">
          <draw:text-box>
            <text:p>gridSize</text:p>
          </draw:text-box>
        </draw:frame>
        <draw:frame draw:style-name="gr5" draw:layer="layout" svg:width="1.339cm" svg:height="1.471cm" svg:x="21.968cm" svg:y="1.782cm">
          <draw:text-box>
            <text:p>+</text:p>
          </draw:text-box>
        </draw:frame>
        <draw:frame draw:style-name="gr3" draw:layer="layout" svg:width="3.283cm" svg:height="0.962cm" svg:x="6.772cm" svg:y="1.703cm">
          <draw:text-box>
            <text:p>gridSize.z</text:p>
          </draw:text-box>
        </draw:frame>
        <draw:custom-shape draw:style-name="gr2" draw:text-style-name="P1" draw:layer="layout" svg:width="8.93cm" svg:height="5.966cm" svg:x="10.28cm" svg:y="13.4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54cm" svg:height="1.554cm" svg:x="11.494cm" svg:y="15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54cm" svg:height="1.554cm" svg:x="11.908cm" svg:y="1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54cm" svg:height="1.554cm" svg:x="13.296cm" svg:y="1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54cm" svg:height="1.554cm" svg:x="13.793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54cm" svg:height="1.554cm" svg:x="12.705cm" svg:y="1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54cm" svg:height="1.554cm" svg:x="15.022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54cm" svg:height="1.554cm" svg:x="16.421cm" svg:y="15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5.106cm" svg:height="2.195cm" svg:x="12.181cm" svg:y="15.35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12cm" svg:height="1.432cm" svg:x="14.403cm" svg:y="15.736cm">
          <draw:text-box>
            <text:p text:style-name="P5"><text:span text:style-name="T6">+</text:span></text:p>
          </draw:text-box>
        </draw:frame>
        <draw:frame draw:style-name="gr3" draw:text-style-name="P7" draw:layer="layout" svg:width="3.562cm" svg:height="0.924cm" svg:x="13.568cm" svg:y="16.495cm">
          <draw:text-box>
            <text:p text:style-name="P7"><text:span text:style-name="T7">(R</text:span><text:span text:style-name="T8">MIN</text:span><text:span text:style-name="T7">+ R</text:span><text:span text:style-name="T8">MAX</text:span><text:span text:style-name="T7">)/2</text:span></text:p>
          </draw:text-box>
        </draw:frame>
        <draw:line draw:style-name="gr16" draw:text-style-name="P1" draw:layer="layout" svg:x1="14.868cm" svg:y1="17.494cm" svg:x2="14.868cm" svg:y2="19.385cm">
          <text:p/>
        </draw:line>
        <draw:line draw:style-name="gr16" draw:text-style-name="P1" draw:layer="layout" svg:x1="17.268cm" svg:y1="16.495cm" svg:x2="19.237cm" svg:y2="16.495cm">
          <text:p/>
        </draw:line>
        <draw:line draw:style-name="gr16" draw:text-style-name="P1" draw:layer="layout" svg:x1="14.797cm" svg:y1="13.487cm" svg:x2="14.797cm" svg:y2="15.378cm">
          <text:p/>
        </draw:line>
        <draw:frame draw:style-name="gr3" draw:text-style-name="P9" draw:layer="layout" svg:width="0.875cm" svg:height="0.962cm" svg:x="11.773cm" svg:y="15.677cm">
          <draw:text-box>
            <text:p text:style-name="P8"><text:span text:style-name="T9">+</text:span></text:p>
          </draw:text-box>
        </draw:frame>
        <draw:frame draw:style-name="gr3" draw:text-style-name="P9" draw:layer="layout" svg:width="0.875cm" svg:height="0.962cm" svg:x="13.048cm" svg:y="14.88cm">
          <draw:text-box>
            <text:p text:style-name="P8"><text:span text:style-name="T9">+</text:span></text:p>
          </draw:text-box>
        </draw:frame>
        <draw:frame draw:style-name="gr3" draw:text-style-name="P9" draw:layer="layout" svg:width="0.875cm" svg:height="0.962cm" svg:x="12.281cm" svg:y="17.096cm">
          <draw:text-box>
            <text:p text:style-name="P8"><text:span text:style-name="T9">+</text:span></text:p>
          </draw:text-box>
        </draw:frame>
        <draw:frame draw:style-name="gr3" draw:text-style-name="P9" draw:layer="layout" svg:width="0.875cm" svg:height="0.962cm" svg:x="13.67cm" svg:y="17.066cm">
          <draw:text-box>
            <text:p text:style-name="P8"><text:span text:style-name="T9">+</text:span></text:p>
          </draw:text-box>
        </draw:frame>
        <draw:frame draw:style-name="gr17" draw:text-style-name="P9" draw:layer="layout" svg:width="0.875cm" svg:height="0.962cm" svg:x="15.373cm" svg:y="15.094cm">
          <draw:text-box>
            <text:p text:style-name="P8"><text:span text:style-name="T9">+</text:span></text:p>
          </draw:text-box>
        </draw:frame>
        <draw:frame draw:style-name="gr17" draw:text-style-name="P9" draw:layer="layout" svg:width="0.782cm" svg:height="0.962cm" svg:x="16.874cm" svg:y="15.403cm">
          <draw:text-box>
            <text:p text:style-name="P8"><text:span text:style-name="T9">+</text:span></text:p>
          </draw:text-box>
        </draw:frame>
        <draw:frame draw:style-name="gr17" draw:text-style-name="P9" draw:layer="layout" svg:width="0.782cm" svg:height="0.962cm" svg:x="14.116cm" svg:y="15.767cm">
          <draw:text-box>
            <text:p text:style-name="P8"><text:span text:style-name="T9">+</text:span></text:p>
          </draw:text-box>
        </draw:frame>
        <draw:frame draw:style-name="gr18" draw:text-style-name="P10" draw:layer="layout" svg:width="2.836cm" svg:height="1.08cm" svg:x="14.838cm" svg:y="13.798cm">
          <draw:text-box>
            <text:p text:style-name="P10"><text:span text:style-name="T10">border</text:span></text:p>
          </draw:text-box>
        </draw:frame>
        <draw:frame draw:style-name="gr18" draw:text-style-name="P10" draw:layer="layout" svg:width="2.836cm" svg:height="1.08cm" svg:x="14.868cm" svg:y="18.174cm">
          <draw:text-box>
            <text:p text:style-name="P10"><text:span text:style-name="T10">border</text:span></text:p>
          </draw:text-box>
        </draw:frame>
        <draw:frame draw:style-name="gr19" draw:text-style-name="P10" draw:layer="layout" svg:width="2.149cm" svg:height="0.833cm" draw:transform="rotate (1.5707963267949) translate (10.68cm 16.29cm)">
          <draw:text-box>
            <text:p text:style-name="P10"><text:span text:style-name="T10">border</text:span></text:p>
          </draw:text-box>
        </draw:frame>
        <draw:frame draw:style-name="gr18" draw:text-style-name="P10" draw:layer="layout" svg:width="2.836cm" svg:height="1.08cm" draw:transform="rotate (1.5707963267949) translate (18.157cm 16.495cm)">
          <draw:text-box>
            <text:p text:style-name="P10"><text:span text:style-name="T10">border</text:span></text:p>
          </draw:text-box>
        </draw:frame>
        <draw:frame draw:style-name="gr3" draw:text-style-name="P10" draw:layer="layout" svg:width="1.937cm" svg:height="0.806cm" svg:x="8.607cm" svg:y="19.127cm">
          <draw:text-box>
            <text:p text:style-name="P10"><text:span text:style-name="T10">(0,0,0)</text:span></text:p>
          </draw:text-box>
        </draw:frame>
        <draw:frame draw:style-name="gr3" draw:text-style-name="P10" draw:layer="layout" svg:width="2.432cm" svg:height="0.806cm" svg:x="19.1cm" svg:y="12.67cm">
          <draw:text-box>
            <text:p text:style-name="P10"><text:span text:style-name="T10">gridSize</text:span></text:p>
          </draw:text-box>
        </draw:frame>
        <draw:frame draw:style-name="gr3" draw:text-style-name="P11" draw:layer="layout" svg:width="2.847cm" svg:height="0.806cm" svg:x="7.8cm" svg:y="12.452cm">
          <draw:text-box>
            <text:p text:style-name="P11"><text:span text:style-name="T11">gridSize.x</text:span></text:p>
          </draw:text-box>
        </draw:frame>
        <draw:frame draw:style-name="gr3" draw:text-style-name="P10" draw:layer="layout" svg:width="2.847cm" svg:height="0.806cm" svg:x="19.29cm" svg:y="19.275cm">
          <draw:text-box>
            <text:p text:style-name="P10"><text:span text:style-name="T10">gridSize.y</text:span></text:p>
          </draw:text-box>
        </draw:frame>
        <draw:frame draw:style-name="gr20" draw:text-style-name="P10" draw:layer="layout" svg:width="7.515cm" svg:height="0.963cm" svg:x="10.749cm" svg:y="19.667cm">
          <draw:text-box>
            <text:p text:style-name="P10"><text:span text:style-name="T10">by default border = 3.0 </text:span><text:span text:style-name="T12">Å</text:span><text:span text:style-name="T10"> </text:span></text:p>
          </draw:text-box>
        </draw:frame>
        <draw:frame draw:style-name="gr3" draw:text-style-name="P13" draw:layer="layout" svg:width="3.762cm" svg:height="0.806cm" svg:x="15.636cm" svg:y="17.56cm">
          <draw:text-box>
            <text:p text:style-name="P12"><text:span text:style-name="T13">bounding box</text:span></text:p>
          </draw:text-box>
        </draw:frame>
        <draw:line draw:style-name="gr16" draw:text-style-name="P1" draw:layer="layout" svg:x1="10.269cm" svg:y1="16.495cm" svg:x2="12.238cm" svg:y2="16.495cm">
          <text:p/>
        </draw:lin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Line_20_Style_20_2" draw:display-name="Line Style 2" draw:style="rect" draw:dots1="1" draw:dots1-length="0.051cm" draw:distance="0.1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okop </meta:initial-creator>
    <meta:creation-date>2011-10-17T11:10:09</meta:creation-date>
    <meta:editing-duration>PT14M39S</meta:editing-duration>
    <meta:editing-cycles>4</meta:editing-cycles>
    <dc:date>2015-07-15T12:10:50</dc:date>
    <dc:creator>prokop </dc:creator>
    <meta:generator>LibreOffice/4.0.3.3$Linux_X86_64 LibreOffice_project/400m0$Build-3</meta:generator>
    <meta:document-statistic meta:object-count="102"/>
  </office:meta>
</office:document-meta>
</file>